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table:number-columns-repeated="69"/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9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number-columns-repeated="7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table:number-columns-repeated="72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3:32:59.446901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09:33:46.153999974</meta:creation-date>
    <dc:date>2020-10-10T14:03:02.207981566</dc:date>
    <meta:editing-duration>PT1H8M5S</meta:editing-duration>
    <meta:editing-cycles>17</meta:editing-cycles>
    <meta:generator>LibreOffice/6.0.7.3$Linux_X86_64 LibreOffice_project/00m0$Build-3</meta:generator>
    <meta:document-statistic meta:table-count="1" meta:cell-count="3645" meta:object-count="0"/>
  </office:meta>
</office:document-meta>
</file>